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ouTube Sans" svg:font-family="'YouTube Sans', Roboto, sans-serif"/>
  </office:font-face-decls>
  <office:automatic-styles>
    <style:style style:name="P1" style:family="paragraph" style:parent-style-name="Standard">
      <style:text-properties fo:language="en" fo:country="US" officeooo:rsid="001e5f18" officeooo:paragraph-rsid="001e5f18"/>
    </style:style>
    <style:style style:name="P2" style:family="paragraph" style:parent-style-name="Standard">
      <style:text-properties fo:language="en" fo:country="US" officeooo:rsid="00225097" officeooo:paragraph-rsid="00225097"/>
    </style:style>
    <style:style style:name="P3" style:family="paragraph" style:parent-style-name="Standard">
      <style:text-properties fo:language="en" fo:country="US" fo:font-weight="bold" officeooo:rsid="00292851" officeooo:paragraph-rsid="0029ed6a" style:font-weight-asian="bold" style:font-weight-complex="bold"/>
    </style:style>
    <style:style style:name="P4" style:family="paragraph" style:parent-style-name="Standard">
      <style:text-properties fo:language="en" fo:country="US" fo:font-weight="bold" officeooo:rsid="00292851" officeooo:paragraph-rsid="0045df68" style:font-weight-asian="bold" style:font-weight-complex="bold"/>
    </style:style>
    <style:style style:name="P5" style:family="paragraph" style:parent-style-name="Standard">
      <style:text-properties fo:language="en" fo:country="US" fo:font-weight="bold" officeooo:rsid="003b3afd" officeooo:paragraph-rsid="003b3afd" style:font-weight-asian="bold" style:font-weight-complex="bold"/>
    </style:style>
    <style:style style:name="P6" style:family="paragraph" style:parent-style-name="Standard">
      <style:text-properties fo:language="en" fo:country="US" fo:font-weight="normal" officeooo:rsid="00292851" officeooo:paragraph-rsid="00292851" style:font-weight-asian="normal" style:font-weight-complex="normal"/>
    </style:style>
    <style:style style:name="P7" style:family="paragraph" style:parent-style-name="Standard">
      <style:text-properties fo:language="en" fo:country="US" fo:font-weight="normal" officeooo:rsid="00292851" officeooo:paragraph-rsid="0029ed6a" style:font-weight-asian="normal" style:font-weight-complex="normal"/>
    </style:style>
    <style:style style:name="P8" style:family="paragraph" style:parent-style-name="Standard">
      <style:text-properties fo:language="en" fo:country="US" fo:font-weight="normal" officeooo:rsid="0029ed6a" officeooo:paragraph-rsid="0029ed6a" style:font-weight-asian="normal" style:font-weight-complex="normal"/>
    </style:style>
    <style:style style:name="P9" style:family="paragraph" style:parent-style-name="Standard">
      <style:text-properties fo:language="en" fo:country="US" fo:font-weight="normal" officeooo:rsid="0029ed6a" officeooo:paragraph-rsid="004403df" style:font-weight-asian="normal" style:font-weight-complex="normal"/>
    </style:style>
    <style:style style:name="P10" style:family="paragraph" style:parent-style-name="Standard">
      <style:text-properties fo:language="en" fo:country="US" fo:font-weight="normal" officeooo:rsid="002a8c42" officeooo:paragraph-rsid="0029ed6a" style:font-weight-asian="normal" style:font-weight-complex="normal"/>
    </style:style>
    <style:style style:name="P11" style:family="paragraph" style:parent-style-name="Standard">
      <style:text-properties fo:language="en" fo:country="US" fo:font-weight="normal" officeooo:rsid="004ea4e1" officeooo:paragraph-rsid="004ea4e1" style:font-weight-asian="normal" style:font-weight-complex="normal"/>
    </style:style>
    <style:style style:name="P12" style:family="paragraph" style:parent-style-name="Standard">
      <style:text-properties fo:language="en" fo:country="US" fo:font-weight="normal" officeooo:rsid="005adcae" officeooo:paragraph-rsid="005adcae" style:font-weight-asian="normal" style:font-weight-complex="normal"/>
    </style:style>
    <style:style style:name="P13" style:family="paragraph" style:parent-style-name="Standard">
      <style:text-properties fo:language="en" fo:country="US" fo:font-weight="normal" officeooo:rsid="0055f4d9" officeooo:paragraph-rsid="0055a606" style:font-weight-asian="normal" style:font-weight-complex="normal"/>
    </style:style>
    <style:style style:name="P14" style:family="paragraph" style:parent-style-name="Standard">
      <style:text-properties fo:language="en" fo:country="US" fo:font-weight="normal" officeooo:rsid="0055f4d9" officeooo:paragraph-rsid="0058ecf7" style:font-weight-asian="normal" style:font-weight-complex="normal"/>
    </style:style>
    <style:style style:name="P15" style:family="paragraph" style:parent-style-name="Standard">
      <style:text-properties fo:language="en" fo:country="US" fo:font-weight="normal" officeooo:rsid="00627f36" officeooo:paragraph-rsid="00627f36" style:font-weight-asian="normal" style:font-weight-complex="normal"/>
    </style:style>
    <style:style style:name="P16" style:family="paragraph" style:parent-style-name="Standard">
      <style:text-properties fo:language="en" fo:country="US" fo:font-weight="normal" officeooo:rsid="00627f36" officeooo:paragraph-rsid="00648c0c" style:font-weight-asian="normal" style:font-weight-complex="normal"/>
    </style:style>
    <style:style style:name="P17" style:family="paragraph" style:parent-style-name="Standard">
      <style:text-properties fo:font-weight="bold" style:font-weight-asian="bold" style:font-weight-complex="bold"/>
    </style:style>
    <style:style style:name="P18" style:family="paragraph" style:parent-style-name="Standard">
      <style:text-properties fo:language="ru" fo:country="RU" officeooo:rsid="0025f185" officeooo:paragraph-rsid="0025f185"/>
    </style:style>
    <style:style style:name="P19" style:family="paragraph" style:parent-style-name="Standard">
      <style:text-properties fo:language="ru" fo:country="RU" fo:font-weight="normal" officeooo:rsid="0029ed6a" officeooo:paragraph-rsid="0029ed6a" style:font-weight-asian="normal" style:font-weight-complex="normal"/>
    </style:style>
    <style:style style:name="P20" style:family="paragraph" style:parent-style-name="Standard">
      <style:text-properties fo:language="ru" fo:country="RU" fo:font-weight="normal" officeooo:rsid="002c1e9c" officeooo:paragraph-rsid="002c1e9c" style:font-weight-asian="normal" style:font-weight-complex="normal"/>
    </style:style>
    <style:style style:name="P21" style:family="paragraph" style:parent-style-name="Standard">
      <style:text-properties fo:language="ru" fo:country="RU" fo:font-weight="normal" officeooo:rsid="002dd5c1" officeooo:paragraph-rsid="002dd5c1" style:font-weight-asian="normal" style:font-weight-complex="normal"/>
    </style:style>
    <style:style style:name="P22" style:family="paragraph" style:parent-style-name="Standard">
      <style:text-properties fo:language="ru" fo:country="RU" fo:font-weight="normal" officeooo:rsid="00314722" officeooo:paragraph-rsid="00314722" style:font-weight-asian="normal" style:font-weight-complex="normal"/>
    </style:style>
    <style:style style:name="P23" style:family="paragraph" style:parent-style-name="Standard">
      <style:text-properties fo:language="ru" fo:country="RU" fo:font-weight="normal" officeooo:rsid="0034dc05" officeooo:paragraph-rsid="0034dc05" style:font-weight-asian="normal" style:font-weight-complex="normal"/>
    </style:style>
    <style:style style:name="P24" style:family="paragraph" style:parent-style-name="Standard">
      <style:text-properties fo:language="ru" fo:country="RU" fo:font-weight="normal" officeooo:rsid="0052e418" officeooo:paragraph-rsid="0052e418" style:font-weight-asian="normal" style:font-weight-complex="normal"/>
    </style:style>
    <style:style style:name="P25" style:family="paragraph" style:parent-style-name="Standard">
      <style:text-properties fo:language="ru" fo:country="RU" fo:font-weight="normal" officeooo:rsid="0055a606" officeooo:paragraph-rsid="0055a606" style:font-weight-asian="normal" style:font-weight-complex="normal"/>
    </style:style>
    <style:style style:name="P26" style:family="paragraph" style:parent-style-name="Standard">
      <style:text-properties fo:language="ru" fo:country="RU" fo:font-weight="normal" officeooo:rsid="0055a606" officeooo:paragraph-rsid="0058ecf7" style:font-weight-asian="normal" style:font-weight-complex="normal"/>
    </style:style>
    <style:style style:name="P27" style:family="paragraph" style:parent-style-name="Standard">
      <style:text-properties fo:language="ru" fo:country="RU" fo:font-weight="normal" officeooo:rsid="0057cb90" officeooo:paragraph-rsid="0057cb90" style:font-weight-asian="normal" style:font-weight-complex="normal"/>
    </style:style>
    <style:style style:name="P28" style:family="paragraph" style:parent-style-name="Standard">
      <style:text-properties fo:language="ru" fo:country="RU" fo:font-weight="normal" officeooo:rsid="005c9ef1" officeooo:paragraph-rsid="005adcae" style:font-weight-asian="normal" style:font-weight-complex="normal"/>
    </style:style>
    <style:style style:name="P29" style:family="paragraph" style:parent-style-name="Standard">
      <style:text-properties fo:language="ru" fo:country="RU" officeooo:rsid="003b3afd" officeooo:paragraph-rsid="003b3afd"/>
    </style:style>
    <style:style style:name="P30" style:family="paragraph" style:parent-style-name="Standard">
      <style:text-properties fo:language="ru" fo:country="RU" officeooo:rsid="003eeb32" officeooo:paragraph-rsid="003eeb32"/>
    </style:style>
    <style:style style:name="P31" style:family="paragraph" style:parent-style-name="Standard">
      <style:text-properties officeooo:rsid="0029ed6a" officeooo:paragraph-rsid="0029ed6a"/>
    </style:style>
    <style:style style:name="P32" style:family="paragraph" style:parent-style-name="Standard">
      <style:text-properties fo:font-variant="normal" fo:text-transform="none" fo:color="#f1f1f1" loext:opacity="100%" style:font-name="Roboto" fo:font-size="10.5pt" fo:letter-spacing="normal" fo:language="en" fo:country="US" fo:font-style="normal" fo:font-weight="normal" officeooo:rsid="0055f4d9" officeooo:paragraph-rsid="0058ecf7" fo:background-color="#0f0f0f" style:font-weight-asian="normal" style:font-weight-complex="normal" loext:padding="0cm" loext:border="none"/>
    </style:style>
    <style:style style:name="P33" style:family="paragraph" style:parent-style-name="Heading_20_1">
      <style:text-properties fo:language="en" fo:country="US" fo:font-weight="normal" officeooo:rsid="00292851" officeooo:paragraph-rsid="0029ed6a" style:font-weight-asian="normal" style:font-weight-complex="normal"/>
    </style:style>
    <style:style style:name="P34" style:family="paragraph" style:parent-style-name="Heading_20_1">
      <style:text-properties style:font-name="YouTube Sans" fo:language="en" fo:country="US" fo:font-weight="bold" officeooo:rsid="0055f4d9" officeooo:paragraph-rsid="0055a606" style:font-weight-asian="normal" style:font-weight-complex="normal"/>
    </style:style>
    <style:style style:name="P35" style:family="paragraph" style:parent-style-name="Standard">
      <style:text-properties style:font-name="YouTube Sans" fo:font-size="18pt" fo:language="en" fo:country="US" fo:font-weight="bold" officeooo:rsid="0055f4d9" officeooo:paragraph-rsid="00627f36" style:font-name-asian="Microsoft YaHei" style:font-size-asian="18pt" style:font-weight-asian="normal" style:font-name-complex="Lucida Sans1" style:font-size-complex="18pt" style:font-weight-complex="normal"/>
    </style:style>
    <style:style style:name="P36" style:family="paragraph" style:parent-style-name="Standard">
      <style:text-properties fo:language="en" fo:country="US" fo:font-weight="normal" officeooo:rsid="0062ceb5" officeooo:paragraph-rsid="0062ceb5" style:font-weight-asian="normal" style:font-weight-complex="normal"/>
    </style:style>
    <style:style style:name="P37" style:family="paragraph" style:parent-style-name="Standard">
      <style:text-properties fo:language="en" fo:country="US" fo:font-weight="normal" officeooo:rsid="006a4aa6" officeooo:paragraph-rsid="006a4aa6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204340"/>
    </style:style>
    <style:style style:name="T3" style:family="text">
      <style:text-properties fo:language="en" fo:country="US" fo:font-weight="bold" officeooo:rsid="00287125" style:font-weight-asian="bold" style:font-weight-complex="bold"/>
    </style:style>
    <style:style style:name="T4" style:family="text">
      <style:text-properties fo:language="en" fo:country="US" officeooo:rsid="002a8c42"/>
    </style:style>
    <style:style style:name="T5" style:family="text">
      <style:text-properties fo:language="en" fo:country="US" officeooo:rsid="003bad6b"/>
    </style:style>
    <style:style style:name="T6" style:family="text">
      <style:text-properties fo:language="en" fo:country="US" officeooo:rsid="003d12ea"/>
    </style:style>
    <style:style style:name="T7" style:family="text">
      <style:text-properties fo:language="en" fo:country="US" officeooo:rsid="0055f4d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397ec1"/>
    </style:style>
    <style:style style:name="T11" style:family="text">
      <style:text-properties fo:language="ru" fo:country="RU" officeooo:rsid="0042e42c"/>
    </style:style>
    <style:style style:name="T12" style:family="text">
      <style:text-properties fo:language="ru" fo:country="RU" fo:font-weight="normal" officeooo:rsid="004403df" style:font-weight-asian="normal" style:font-weight-complex="normal"/>
    </style:style>
    <style:style style:name="T13" style:family="text">
      <style:text-properties fo:language="ru" fo:country="RU" fo:font-weight="normal" officeooo:rsid="0048af3e" style:font-weight-asian="normal" style:font-weight-complex="normal"/>
    </style:style>
    <style:style style:name="T14" style:family="text">
      <style:text-properties fo:language="ru" fo:country="RU" fo:font-weight="normal" officeooo:rsid="00494dc7" style:font-weight-asian="normal" style:font-weight-complex="normal"/>
    </style:style>
    <style:style style:name="T15" style:family="text">
      <style:text-properties fo:language="ru" fo:country="RU" officeooo:rsid="004403df"/>
    </style:style>
    <style:style style:name="T16" style:family="text">
      <style:text-properties fo:language="ru" fo:country="RU" officeooo:rsid="004d4852"/>
    </style:style>
    <style:style style:name="T17" style:family="text">
      <style:text-properties fo:language="ru" fo:country="RU" officeooo:rsid="0053a635"/>
    </style:style>
    <style:style style:name="T18" style:family="text">
      <style:text-properties fo:language="ru" fo:country="RU" officeooo:rsid="005c9ef1"/>
    </style:style>
    <style:style style:name="T19" style:family="text">
      <style:text-properties fo:language="ru" fo:country="RU" officeooo:rsid="00662e8d"/>
    </style:style>
    <style:style style:name="T20" style:family="text">
      <style:text-properties fo:language="ru" fo:country="RU" officeooo:rsid="0069765b"/>
    </style:style>
    <style:style style:name="T21" style:family="text">
      <style:text-properties fo:language="ru" fo:country="RU" officeooo:rsid="006bed8e"/>
    </style:style>
    <style:style style:name="T22" style:family="text">
      <style:text-properties fo:language="ru" fo:country="RU" officeooo:rsid="006ddb47"/>
    </style:style>
    <style:style style:name="T23" style:family="text">
      <style:text-properties officeooo:rsid="00244f31"/>
    </style:style>
    <style:style style:name="T24" style:family="text">
      <style:text-properties officeooo:rsid="0029ed6a"/>
    </style:style>
    <style:style style:name="T25" style:family="text">
      <style:text-properties officeooo:rsid="002a8c42"/>
    </style:style>
    <style:style style:name="T26" style:family="text">
      <style:text-properties officeooo:rsid="002b703e"/>
    </style:style>
    <style:style style:name="T27" style:family="text">
      <style:text-properties officeooo:rsid="002f1317"/>
    </style:style>
    <style:style style:name="T28" style:family="text">
      <style:text-properties fo:color="#000000" loext:opacity="100%" style:font-name="Cascadia Mono" fo:font-size="9.5pt" style:font-size-asian="9.5pt"/>
    </style:style>
    <style:style style:name="T29" style:family="text">
      <style:text-properties fo:color="#000000" loext:opacity="100%" style:font-name="Cascadia Mono" fo:font-size="9.5pt" officeooo:rsid="00314d7d" style:font-size-asian="9.5pt"/>
    </style:style>
    <style:style style:name="T30" style:family="text">
      <style:text-properties fo:color="#000000" loext:opacity="100%" style:font-name="Cascadia Mono" fo:font-size="9.5pt" officeooo:rsid="0032e43f" style:font-size-asian="9.5pt"/>
    </style:style>
    <style:style style:name="T31" style:family="text">
      <style:text-properties fo:color="#0000ff" loext:opacity="100%" style:font-name="Cascadia Mono" fo:font-size="9.5pt" style:font-size-asian="9.5pt"/>
    </style:style>
    <style:style style:name="T32" style:family="text">
      <style:text-properties officeooo:rsid="0034f73a"/>
    </style:style>
    <style:style style:name="T33" style:family="text">
      <style:text-properties officeooo:rsid="00397ec1"/>
    </style:style>
    <style:style style:name="T34" style:family="text">
      <style:text-properties officeooo:rsid="003bad6b"/>
    </style:style>
    <style:style style:name="T35" style:family="text">
      <style:text-properties officeooo:rsid="003d12ea"/>
    </style:style>
    <style:style style:name="T36" style:family="text">
      <style:text-properties officeooo:rsid="004d4852"/>
    </style:style>
    <style:style style:name="T37" style:family="text">
      <style:text-properties officeooo:rsid="0053a635"/>
    </style:style>
    <style:style style:name="T38" style:family="text">
      <style:text-properties fo:font-variant="normal" fo:text-transform="none" fo:color="#f1f1f1" loext:opacity="100%" style:font-name="Roboto" fo:font-size="10.5pt" fo:letter-spacing="normal" fo:language="en" fo:country="US" fo:font-style="normal" officeooo:rsid="0055f4d9" fo:background-color="#0f0f0f" loext:char-shading-value="0" loext:padding="0cm" loext:border="none"/>
    </style:style>
    <style:style style:name="T39" style:family="text">
      <style:text-properties fo:font-variant="normal" fo:text-transform="none" fo:color="#f1f1f1" loext:opacity="100%" fo:letter-spacing="normal" fo:language="en" fo:country="US" officeooo:rsid="0055f4d9" fo:background-color="#0f0f0f" loext:char-shading-value="0" loext:padding="0cm" loext:border="none"/>
    </style:style>
    <style:style style:name="T40" style:family="text">
      <style:text-properties officeooo:rsid="005c9ef1"/>
    </style:style>
    <style:style style:name="T41" style:family="text">
      <style:text-properties officeooo:rsid="00662e8d"/>
    </style:style>
    <style:style style:name="T42" style:family="text">
      <style:text-properties officeooo:rsid="006976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ttack.CS </text:p>
      <text:p text:style-name="P29">Скрипт для атаки. Из него будет сформирован <text:span text:style-name="T1">Scriptableobject.</text:span></text:p>
      <text:p text:style-name="P29">- В стойку атаки можно войти, выйти, и обновить действие при входе (<text:span text:style-name="T1">update).</text:span></text:p>
      <text:p text:style-name="P29">- Содержит регистрацию и деригистрацию <text:span text:style-name="T1">а</text:span>так (<text:span text:style-name="T1">AttackInfo </text:span>в списке <text:span text:style-name="T1">AttackManager)</text:span></text:p>
      <text:p text:style-name="P29">- <text:span text:style-name="T34">чистит список в </text:span><text:span text:style-name="T5">attackManager</text:span></text:p>
      <text:p text:style-name="P29"><text:span text:style-name="T5">- </text:span><text:span text:style-name="T35">Добавили СЮДА </text:span><text:span text:style-name="T6">deathanimator?</text:span></text:p>
      <text:p text:style-name="Standard"/>
      <text:p text:style-name="P30">Мы входим в стадию атаки, апдейтим анимацию, генерируем с помощью<text:span text:style-name="T1"> pooling attackinfo. </text:span>Регитрируем его в менеджере, по окончанию атаки деригистрируем. </text:p>
      <text:h text:style-name="Heading_20_1" text:outline-level="1"># 14 Triggers and Detectors on Punching</text:h>
      <text:p text:style-name="Standard"/>
      <text:p text:style-name="Standard"><text:span text:style-name="T8">TriggerDetector.</text:span><text:span text:style-name="T3">cs</text:span></text:p>
      <text:p text:style-name="Standard"/>
      <text:p text:style-name="Standard"><text:span text:style-name="T16">П</text:span>роверяе<text:span text:style-name="T36">тся</text:span> тип пересекаемого объекта, в том числе свои же части тела.</text:p>
      <text:p text:style-name="Standard"><text:s/>Создается массив коллайдеров, которые в данный момент задевают</text:p>
      <text:p text:style-name="Standard"/>
      <text:p text:style-name="Standard"/>
      <text:h text:style-name="Heading_20_1" text:outline-level="1">#15 Attac<text:span text:style-name="T2">k</text:span> Register</text:h>
      <text:p text:style-name="Standard"/>
      <text:p text:style-name="Standard">AttackInfo.cs, AttackManager.cs, Attack.cs</text:p>
      <text:p text:style-name="Standard">DamageDetector.cs</text:p>
      <text:p text:style-name="Standard">triggering a death animation</text:p>
      <text:p text:style-name="Standard"/>
      <text:p text:style-name="Standard"/>
      <text:p text:style-name="Standard"/>
      <text:p text:style-name="Standard"><text:span text:style-name="T8">AttackInfo </text:span>- спавнящийся объект информации об атаке (кто, колайдер, дистанция и тд).</text:p>
      <text:p text:style-name="Standard">Attack.cs передает информацию в AttackInfo с помощью метода Attack Register</text:p>
      <text:p text:style-name="P31">Спавнится в <text:span text:style-name="T1">poolmanager </text:span><text:span text:style-name="T9">т.к является </text:span><text:span text:style-name="T1">PullObject’</text:span><text:span text:style-name="T9">ом</text:span></text:p>
      <text:p text:style-name="Standard"/>
      <text:p text:style-name="Standard"/>
      <text:p text:style-name="P17">AttackManager (singleton) - </text:p>
      <text:p text:style-name="Standard"><text:span text:style-name="T10">Хранилище</text:span> списк<text:span text:style-name="T33">а</text:span> всех текущих атак (attackinfo). Список пополняется из Attack.cs. Там же и чистится</text:p>
      <text:p text:style-name="Standard">Attack Register происходит в attack.cs расчитывает от прогресса анимации.</text:p>
      <text:p text:style-name="Standard">Там же есть и метод Deregister</text:p>
      <text:p text:style-name="Standard"/>
      <text:p text:style-name="P17">DamageDetector.cs</text:p>
      <text:p text:style-name="Standard">Проверяет, есть ли сейчас в attackmanager зареганые attackinfo. Сравнивает зарегестрированые AttackInfo c коллизиями/</text:p>
      <text:p text:style-name="P1">TakeDamage – debug.log</text:p>
      <text:p text:style-name="Standard"/>
      <text:p text:style-name="P2"><text:span text:style-name="T8">Death Animator</text:span> – <text:span text:style-name="T9">выбирается рандомно в </text:span>attack.<text:span text:style-name="T23">cs</text:span></text:p>
      <text:p text:style-name="P18">В <text:span text:style-name="T1">Damage Detector – </text:span>применяем аниматор смерти.</text:p>
      <text:p text:style-name="P18"/>
      <text:h text:style-name="Heading_20_1" text:outline-level="1">#17 Pooling System for AttackInfo</text:h>
      <text:p text:style-name="P4"><text:span text:style-name="T15">pool</text:span>ObjectLoader -<text:span text:style-name="T11">о</text:span><text:span text:style-name="T12">бщий </text:span><text:span text:style-name="T13">спавнер</text:span><text:span text:style-name="T12"> pool object’ов </text:span><text:span text:style-name="T14">в</text:span><text:span text:style-name="T12"> зависимости от типа объекта</text:span></text:p>
      <text:p text:style-name="P9"/>
      <text:p text:style-name="P8"><text:soft-page-break/></text:p>
      <text:p text:style-name="P4"><text:span text:style-name="T12">pool</text:span>Object Script</text:p>
      <text:p text:style-name="P6"/>
      <text:p text:style-name="P6"/>
      <text:p text:style-name="P3">Pull Manager Script <text:span text:style-name="T24">(singleton)</text:span></text:p>
      <text:p text:style-name="P19">Содержит словарь листов <text:span text:style-name="T1">pullobject’</text:span>ов. <text:span text:style-name="T26">Может пополнять список при необходимости.</text:span></text:p>
      <text:p text:style-name="P19"><text:span text:style-name="T25">Содержит</text:span> метод <text:span text:style-name="T1">Instantiate </text:span>из <text:span text:style-name="T1">Pull object loader. </text:span><text:span text:style-name="T25">(Вызывается в </text:span><text:span text:style-name="T4">Attack)</text:span></text:p>
      <text:p text:style-name="P22">В листах <text:span text:style-name="T1">pullobject</text:span>ов хранятся свободные под пулл объекты, а не занятые. Потому </text:p>
      <text:p text:style-name="P22"><text:span text:style-name="T28"><text:s text:c="2"/></text:span><text:span text:style-name="T31">public</text:span><text:span text:style-name="T28"> GameObject GetObject (PoolObjectType objType) <text:s/>используется, когда, напр, патрону нужно выделить пул. </text:span></text:p>
      <text:p text:style-name="P22"><text:span text:style-name="T28">Когда патрон исчезнет, пул вернется в лис</text:span><text:span text:style-name="T29">т и задизейблится </text:span><text:span text:style-name="T30">( </text:span><text:span text:style-name="T31">public</text:span><text:span text:style-name="T28"> </text:span><text:span text:style-name="T31">void</text:span><text:span text:style-name="T28"> AddObject (PoolObject obj)</text:span><text:span text:style-name="T30">).</text:span></text:p>
      <text:p text:style-name="P10"/>
      <text:p text:style-name="P7"/>
      <text:p text:style-name="P3">Failsafe?</text:p>
      <text:p text:style-name="P20">Если <text:span text:style-name="T1">Poolobjct </text:span>не зареган в <text:span text:style-name="T1">Pull Manager, </text:span>то он должен быть по умочанию отключен. </text:p>
      <text:p text:style-name="P23">Пример был, что если 2 персонажа бьют друг друга, то не идет аптдейт <text:span text:style-name="T32">после смерти и создается 2 пула?</text:span></text:p>
      <text:p text:style-name="P21">Создали через корутины, грубо говоря, время жизни для <text:span text:style-name="T1">pull object, </text:span>чтобы они дохли <text:span text:style-name="T27">через таймер</text:span>, даже если игрок не апдейтится.</text:p>
      <text:p text:style-name="P7"/>
      <text:p text:style-name="P7"/>
      <text:h text:style-name="P33" text:outline-level="1">#18 Trigger Collision</text:h>
      <text:p text:style-name="P7">moving CollidingParts to each trigger</text:p>
      <text:p text:style-name="P7">custom button for setting up RagdollParts(BodyParts)</text:p>
      <text:p text:style-name="P7">no needed to have a Dummy</text:p>
      <text:p text:style-name="P7">designating an enum for each trigger</text:p>
      <text:p text:style-name="P7">figuring out which trigger is being hit</text:p>
      <text:p text:style-name="P7"/>
      <text:p text:style-name="P24">Дано: знание какие чужик коллайдеры нас задевают</text:p>
      <text:p text:style-name="P24">Задача: понять какие из наших коллайдеров задеты.</text:p>
      <text:p text:style-name="P24"/>
      <text:p text:style-name="P11">CharacterControlEditor – <text:span text:style-name="T9">класс с помощью которого в </text:span>GUI <text:span text:style-name="T9">редактора добавляется кнопка «</text:span>Set ragdoll parts”. <text:span text:style-name="T9">В реализации, там вызывается метод из </text:span>character control, <text:span text:style-name="T9">который создается каждому коллайдеру </text:span>TriggerDetector<text:span text:style-name="T9">. </text:span><text:span text:style-name="T17">(Не стоит забывать </text:span><text:span text:style-name="T37">apply) </text:span></text:p>
      <text:p text:style-name="P11"/>
      <text:p text:style-name="P27">Создана кнопка для <text:span text:style-name="T1">Editor, </text:span>которая подгружает массив триггеров <text:span text:style-name="T1">ragdoll.</text:span></text:p>
      <text:p text:style-name="P11"/>
      <text:p text:style-name="P25">Мы хотим сделать анимацию смертив зависимости от точки получения урона (указаны в <text:span text:style-name="T1">Trigger detector</text:span><text:span text:style-name="T7">)</text:span></text:p>
      <text:p text:style-name="P13"/>
      <text:h text:style-name="P34" text:outline-level="1">#19 Assigning Death Animations</text:h>
      <text:p text:style-name="P32">setting up DeathAnimationManager.cs </text:p>
      <text:p text:style-name="P26"><text:span text:style-name="T39"><text:s/></text:span><text:span text:style-name="T38">downloading/importing animations</text:span><text:span text:style-name="T39"> <text:s/></text:span></text:p>
      <text:p text:style-name="P26"><text:span text:style-name="T38">assigning a death animation to body parts</text:span><text:span text:style-name="T39"> <text:s/></text:span></text:p>
      <text:p text:style-name="P26"><text:span text:style-name="T38">fine-tuning animations</text:span><text:span text:style-name="T7"> </text:span></text:p>
      <text:p text:style-name="P14"/>
      <text:p text:style-name="P12">Death Animation Data – <text:span text:style-name="T9">под </text:span>scriptable object <text:span text:style-name="T9">с инфой, </text:span><text:span text:style-name="T18">когда должно срабатывать</text:span></text:p>
      <text:p text:style-name="P28"/>
      <text:p text:style-name="P12">DeathAnimationLoader -<text:span text:style-name="T18">список всех доступных анимаций смерти, из которого </text:span><text:span text:style-name="T40">death animation </text:span><text:soft-page-break/><text:span text:style-name="T40">manager </text:span><text:span text:style-name="T18">будет подсасывать анимации в зависимости от поврежденной часть (</text:span><text:span text:style-name="T40">upper, arm, etc..)</text:span></text:p>
      <text:p text:style-name="P12"/>
      <text:p text:style-name="P12">DeathAnimationManager.cs – <text:span text:style-name="T9">спавнит </text:span>DeathanimationLoader. <text:span text:style-name="T9">Выбирает тип аниматора смерти.</text:span></text:p>
      <text:p text:style-name="P12"/>
      <text:p text:style-name="P12"/>
      <text:p text:style-name="P35">#24 Camera Shake</text:p>
      <text:p text:style-name="P15"/>
      <text:p text:style-name="P16">CameraController – <text:span text:style-name="T9">Переключает параметры в аниматоре.(</text:span><text:span text:style-name="T20">напр </text:span><text:span text:style-name="T9">дефолтная или </text:span>shake). <text:span text:style-name="T20">Это именно обобщенный переключатель. А что переключать вызывается из </text:span><text:span text:style-name="T42">cameramanager</text:span></text:p>
      <text:p text:style-name="P15"/>
      <text:p text:style-name="P36">Cameramanager – <text:span text:style-name="T19">отвечает за переключения камерами через </text:span><text:span text:style-name="T41">CameraController <text:s/></text:span></text:p>
      <text:p text:style-name="P36"/>
      <text:p text:style-name="P37">#25 <text:span text:style-name="T9">Комбо атака </text:span><text:span text:style-name="T21">(</text:span><text:span text:style-name="T22">добавил</text:span><text:span text:style-name="T21"> апперкот)</text:span></text:p>
      <text:p text:style-name="P37"/>
      <text:p text:style-name="P3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, Arial, sans-serif"/>
    <style:font-face style:name="YouTube Sans" svg:font-family="'YouTube Sans', Roboto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1-17T16:44:09.141000000</dc:date>
    <meta:editing-duration>P7DT19H57M43S</meta:editing-duration>
    <meta:editing-cycles>60</meta:editing-cycles>
    <meta:generator>LibreOffice/7.4.2.3$Windows_X86_64 LibreOffice_project/382eef1f22670f7f4118c8c2dd222ec7ad009daf</meta:generator>
    <meta:document-statistic meta:table-count="0" meta:image-count="0" meta:object-count="0" meta:page-count="3" meta:paragraph-count="63" meta:word-count="511" meta:character-count="3859" meta:non-whitespace-character-count="3383"/>
  </office:meta>
</office:document-meta>
</file>